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Alyssa P. Hacker</text:title></text:p>
      <text:p text:style-name="OrgTitle"/>
      <text:p text:style-name="Text_20_body">
</text:p>
      <text:h text:style-name="Heading_20_1_unnumbered" text:outline-level="1" text:is-list-header="true">
<text:bookmark-start text:name="OrgXref.orgde81b47"/>
<text:bookmark text:name="orgde81b47"/>Publications
<text:bookmark-end text:name="OrgXref.orgde81b47"/></text:h>
      <text:h text:style-name="Heading_20_2_unnumbered" text:outline-level="2" text:is-list-header="true">
<text:bookmark-start text:name="OrgXref.orge9eceee"/>
<text:bookmark text:name="orge9eceee"/>Books
<text:bookmark-end text:name="OrgXref.orge9eceee"/></text:h>
      <text:p text:style-name="Text_20_body">
<text:bookmark-start text:name="OrgXref.orgbca3371"/>
<text:bookmark text:name="orgbca3371"/>
<text:bookmark-end text:name="OrgXref.orgbca3371"/>​<text:span text:style-name="Bold">Hacker, Alyssa P.</text:span>, and Eva Lu Ator. 1986. <text:span text:style-name="Emphasis">Defining If: An Inquiry</text:span>. Boston: Applicative Press.</text:p>
      <text:h text:style-name="Heading_20_2_unnumbered" text:outline-level="2" text:is-list-header="true">
<text:bookmark-start text:name="OrgXref.org951f146"/>
<text:bookmark text:name="org951f146"/>Papers in peer-reviewed journals
<text:bookmark-end text:name="OrgXref.org951f146"/></text:h>
      <text:p text:style-name="Text_20_body">
<text:bookmark-start text:name="OrgXref.org8579944"/>
<text:bookmark text:name="org8579944"/>
<text:bookmark-end text:name="OrgXref.org8579944"/>Bitdiddle, Ben, and <text:span text:style-name="Bold">Alyssa P. Hacker</text:span>. 1988. “Simple Representions of Complex Numbers.” <text:span text:style-name="Emphasis">Journal of Data Abstraction</text:span> 34 (7): 3–21.
</text:p>
      <text:p text:style-name="Text_20_body">
<text:bookmark-start text:name="OrgXref.org924c926"/>
<text:bookmark text:name="org924c926"/>
<text:bookmark-end text:name="OrgXref.org924c926"/>Bitdiddle, Ben, <text:span text:style-name="Bold">Alyssa P. Hacker</text:span>, and Lem E. Tweakit. 1987. “Inexactly What I Thought: An Implementation of Inexact Arithmetic.” <text:span text:style-name="Emphasis">Journal of Data Abstraction</text:span> 33 (1): 123–40.</text:p>
      <text:h text:style-name="Heading_20_2_unnumbered" text:outline-level="2" text:is-list-header="true">
<text:bookmark-start text:name="OrgXref.orgd627e72"/>
<text:bookmark text:name="orgd627e72"/>Conference papers
<text:bookmark-end text:name="OrgXref.orgd627e72"/></text:h>
      <text:p text:style-name="Text_20_body">
<text:bookmark-start text:name="OrgXref.orgb6d0237"/>
<text:bookmark text:name="orgb6d0237"/>
<text:bookmark-end text:name="OrgXref.orgb6d0237"/>Ator, Eva Lu, and <text:span text:style-name="Bold">Alyssa P. Hacker</text:span>. 1990. “Zero-Crossing the Same Stream.” In <text:span text:style-name="Emphasis">Proceedings of the 16th Conference on Modularity, Objects, and State</text:span>, 17–27. Ephesus.
</text:p>
      <text:p text:style-name="Text_20_body">
<text:bookmark-start text:name="OrgXref.org0c6f684"/>
<text:bookmark text:name="org0c6f684"/>
<text:bookmark-end text:name="OrgXref.org0c6f684"/>​<text:span text:style-name="Bold">Hacker, Alyssa P.</text:span>, and Louis Reasoner. 1991. “Debugging Register Machines.” In <text:span text:style-name="Emphasis">Proceedings of the 34th Conference on Automatons</text:span>, 222–37. Zürich.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ndrás Simonyi</dc:creator>
    <meta:initial-creator>András Simonyi</meta:initial-creator>
    <meta:generator>Emacs 28.2 (Org mode 9.6)</meta:generator>
    <meta:keyword/>
    <dc:subject/>
    <dc:title>Alyssa P. Hacker</dc:title>
  </office:meta>
</office:document-meta>
</file>